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officeooo:rsid="001639d8" officeooo:paragraph-rsid="001da20b" style:font-name-asian="Liberation Serif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rsid="001639d8" officeooo:paragraph-rsid="001e7655" style:font-name-asian="Liberation Serif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rsid="001639d8" officeooo:paragraph-rsid="001f46aa" style:font-name-asian="Liberation Serif" style:font-size-asian="12pt" style:font-size-complex="12pt"/>
    </style:style>
    <style:style style:name="P4" style:family="paragraph" style:parent-style-name="Preformatted_20_Text">
      <style:text-properties officeooo:paragraph-rsid="001f46aa"/>
    </style:style>
    <style:style style:name="P5" style:family="paragraph" style:parent-style-name="Preformatted_20_Text">
      <style:text-properties officeooo:paragraph-rsid="001faa6e"/>
    </style:style>
    <style:style style:name="P6" style:family="paragraph" style:parent-style-name="No_20_Spacing">
      <style:text-properties officeooo:paragraph-rsid="001faa6e"/>
    </style:style>
    <style:style style:name="P7" style:family="paragraph" style:parent-style-name="Standard">
      <style:text-properties style:font-name="Liberation Serif" fo:font-size="12pt" officeooo:rsid="001639d8" officeooo:paragraph-rsid="001da20b" style:font-name-asian="Liberation Serif" style:font-size-asian="12pt" style:font-size-complex="12pt"/>
    </style:style>
    <style:style style:name="T1" style:family="text">
      <style:text-properties officeooo:rsid="001e7655"/>
    </style:style>
    <style:style style:name="T2" style:family="text">
      <style:text-properties officeooo:rsid="001f46aa"/>
    </style:style>
    <style:style style:name="T3" style:family="text">
      <style:text-properties style:font-name="Liberation Serif" fo:font-size="12pt" officeooo:rsid="001f46aa" style:font-name-asian="Liberation Serif" style:font-size-asian="12pt" style:font-size-complex="12pt"/>
    </style:style>
    <style:style style:name="T4" style:family="text">
      <style:text-properties style:font-name="Liberation Serif" fo:font-size="12pt" officeooo:rsid="001faa6e" style:font-name-asian="Liberation Serif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What is LSD?</text:span></text:p>
      <text:p text:style-name="P2"><text:span text:style-name="T1"/></text:p>
      <text:p text:style-name="P2"><text:span text:style-name="T1">Lean Software Development belongs in a group of methods know as Agile Software Development methods. <text:s/>Lean Software Development is based on Lean which was developed by the Japanese automobile company Toyato as a way of increasing the efficiency of their assembly line. <text:s/>It was very successful and was able to quadruple its production in as little as 30 years (1970-date). <text:s/>It is from this very succesful development model, that LSD gets its major principles. <text:s/>In order to better understand the Lean Software Development model, we will first look at the Lean process used by Toyato and see how it translates into the software development world. <text:s/>The major difference between the two is that one focuses on actual material waste and the other focuses on waste of time and ideas. <text:s/>Their is a direct correlation between the two, though, and it helps to think of software in more concrete terms.</text:span></text:p>
      <text:p text:style-name="P2"><text:span text:style-name="T1"/></text:p>
      <text:p text:style-name="P2"><text:span text:style-name="T1">What is waste?</text:span></text:p>
      <text:p text:style-name="P2"><text:span text:style-name="T1"/></text:p>
      <text:p text:style-name="P2"><text:span text:style-name="T1">In the Lean and Lean Software Development models there are three distinct types of waste. <text:s/>These are muri, mura, and muda. <text:s/>The first type of waste, muri, can be directly translated as unreasonable and in the manufacturing world it is the kind of wastefulness that comes from overworking equipment or employees. <text:s/>It can also be things such as </text:span></text:p>
      <text:p text:style-name="P2"><text:span text:style-name="T1"/></text:p>
      <text:p text:style-name="P2"><text:span text:style-name="T1">The second kind of waste is mura and can be translated as uneven. <text:s/>In manufacturing this deals with the flow of materials and people. <text:s/>When people or materials are not utilized in an effective manner this results in mura. <text:s/>One example of mura is when a plant is overstocked with parts. <text:s/>When these parts are not activly being used to make cars they can take up valuable space and disrupt the flow of the assembly line.</text:span></text:p>
      <text:p text:style-name="P2"><text:span text:style-name="T1"/></text:p>
      <text:p text:style-name="P3"><text:span text:style-name="T2">The final type of waste is muda and means useless. <text:s/>This type of waste is any action that does not directly have a positive impact on the project as a whole. <text:s/>Technically, this definition includes the other two types of waste, muri and mura. <text:s/>It is the most broad definition and generally includes anything that cannot be put into the other two categories.</text:span></text:p>
      <text:p text:style-name="P3"><text:span text:style-name="T2"/></text:p>
      <text:p text:style-name="P4"><text:span text:style-name="T3">Lean Manufacturing models itself of of the ideas introduced by the Toyota Production System. <text:s/>In the manufacturing world the word lean means little waste. <text:s/>It comes from the idea of cutting the fat in order to improve the look and feel of some object. <text:s/>Lean Manufactring is a manufacturing process that focuses primarily on eliminating waste. <text:s text:c="2"/>In Clifford Fiore points out seven types of waste in his book “Accelerated Product Development.” <text:s/>This seven types of waste are defects, over-production, transportation, waiting, inventory, motion, and processing.</text:span></text:p>
      <text:p text:style-name="P4"><text:span text:style-name="T3"/></text:p>
      <text:p text:style-name="P5"><text:span text:style-name="T4">Defects are obviously a form of waste because they must be discarded, but they are also wasteful because of the time investment they require. <text:s/>Not only do they need to have been tested to find the defect, they also need to be remade and retested. <text:s/>All of these things take up valuable time and resources. <text:s/>Much more time and resources is put into defective parts than those that are made correctly the first time. <text:s/>In software development, physical defects aren't really a thing. <text:s/>However, defective methods are very real and it is these methods that consume the most time from the programmer.</text:span></text:p>
      <text:p text:style-name="P5"><text:span text:style-name="T4"/></text:p>
      <text:p text:style-name="P5"><text:span text:style-name="T4">Over-production is wasteful because it creates products that are not needed at the time. <text:s/>These products are then stored for later use. <text:s/>In programming, …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6"><text:soft-page-break/><text:span text:style-name="T4">In manufacturing, waiting is another obvious form of waste. <text:s/>When a partially assembled machine is waiting to be assembled it is wasteful. <text:s/>When a line man waits on a response from a manager before being able to return to work, waste is created. <text:s/>One way of eleminating this kind of waste is by empowering employees to make their own decisions.</text:span></text:p>
      <text:p text:style-name="P6"><text:span text:style-name="T4"/></text:p>
      <text:p text:style-name="P6"><text:span text:style-name="T4">Waiting is categorized as a waste in the manufacturing world because partially assembled products could be staged in queue to be assembled by a specific machine. <text:s/>Another example could be halting the production includes the fact that a line man may a dilemma on the floor in which he is told to wait for managerial response on. <text:s/>Even today, waiting for e-mail responses can be categorized as a waste since the development/production has halted until the response is received.</text:span></text:p>
      <text:p text:style-name="P1"/>
      <text:p text:style-name="P1"/>
      <text:p text:style-name="P1"/>
      <text:p text:style-name="P1"/>
      <text:p text:style-name="P1"/>
      <text:p text:style-name="P1">Lean Software Development is an example of an Agile Software Development model.one of many different Agile Software Development models. <text:s/>It originates from a model used by a Japanese Automobile company and </text:p>
      <text:p text:style-name="P7"/>
      <text:p text:style-name="P1">Lean Software Development is a prime example of an agile software development. <text:s/>It models itself of off the main principles of agile development and </text:p>
      <text:p text:style-name="P1"/>
      <text:p text:style-name="P1">Lean Software Development is a software development method, more specifically it is an agile software development method. <text:s/>Because of this, it focuses on having a light framework according to the agile manifesto.</text:p>
      <text:p text:style-name="P1"/>
      <text:p text:style-name="P1">What makes Lean Software Development unique is its origins. <text:s/>LSD is based on the Lean Manufacturing Method, which focuses on reducing waste in Manufacturing. <text:s/></text:p>
      <text:p text:style-name="P1"/>
      <text:p text:style-name="P1"/>
      <text:p text:style-name="P1">The Agile Manifesto main principles are:</text:p>
      <text:p text:style-name="P1">Individuals and interactions over processes and tools</text:p>
      <text:p text:style-name="P1">Working software over comprehensive documentation</text:p>
      <text:p text:style-name="P1">Customer collaboration over contract negotiation</text:p>
      <text:p text:style-name="P1">Responding to change over following a plan</text:p>
      <text:p text:style-name="P1"/>
      <text:p text:style-name="P1">There are three main kinds of wast in the Lean Manu</text:p>
      <text:p text:style-name="P1"/>
      <text:p text:style-name="P1">In order to better understand the Lean Software Development model, we will first look at the Lean Manufacturing model on which it is based off of.</text:p>
      <text:p text:style-name="P1"/>
      <text:p text:style-name="P1">The first and dominating principle of Lean is to find and eliminate waste. <text:s/>Waste as defined by Lean can be broken up into three parts. <text:s/>These parts are 無理(muri), 無平(mura), and 無駄(muda). Muri, means unreasonable and </text:p>
      <text:p text:style-name="P1"/>
      <text:p text:style-name="P1"/>
      <text:p text:style-name="P1">Lean Software Development is an extension of Lean Manufacturing that focuses on translating Lean Manufacturing principles into the software development environment. <text:s/>When applying Lean principles to a software project, the main goal is to eliminate as much waste as possible from the development <text:soft-page-break/>process. <text:s/>According to Lean principles, waste is defined as any part of the development process that does not directly create value for the end user. <text:s/>When Lean techniques are applied, waste can be identified throughout the software development process and eliminated. <text:s/>After eliminating this waste, the development process will become more efficient, productive, and allow the product to flow smoothly to the end user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WW8Num7z0" style:family="text">
      <style:text-properties style:font-name="Symbol" style:font-name-complex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4T11:56:04</meta:creation-date>
    <dc:date>2013-02-24T12:37:01</dc:date>
    <meta:editing-duration>PT11M17S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3" meta:paragraph-count="24" meta:word-count="1030" meta:character-count="6242" meta:non-whitespace-character-count="5192"/>
  </office:meta>
</office:document-meta>
</file>